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Write a class named Outer that contains an inner class named Inner. Add a method to Outer that returns an object of type Inner. In main( ), create and initialize a reference to an Inner</text:p>
      <text:p text:style-name="Standard"/>
      <text:p text:style-name="Standard">2) Modify Exercise 1 so that Outer has a private String field (initialized by the constructor), and Inner has a toString( ) that displays this field. Create an object of type Inner and display it.</text:p>
      <text:p text:style-name="Standard"/>
      <text:p text:style-name="Standard">3) Fibonacci series is a series that starts with {1, 1}. Then every subsequent number is a sum of the previous two numbers i.e. the series is 1, 1, 2, 3, 5, 8, 13, ..</text:p>
      <text:p text:style-name="Standard">Write a program that accepts the position of a number in Fibonacci series and prints the corresponding number in the serie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Droid Sans Fallback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07:45:55.901884000</meta:creation-date>
    <dc:date>2016-09-15T08:00:59.750808000</dc:date>
    <meta:editing-cycles>1</meta:editing-cycles>
    <meta:editing-duration>PT15M5S</meta:editing-duration>
    <meta:document-statistic meta:table-count="0" meta:image-count="0" meta:object-count="0" meta:page-count="1" meta:paragraph-count="4" meta:word-count="127" meta:character-count="674" meta:non-whitespace-character-count="551"/>
    <meta:generator>LibreOffice/5.1.4.2$Linux_X86_64 LibreOffice_project/10m0$Build-2</meta:generator>
  </office:meta>
</office:document-meta>
</file>